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{</text:p>
      <text:p>  "job_id": "5181c08d-7169-421b-834d-4d1118c59b59",</text:p>
      <text:p>  "status": "uploaded"</text:p>
      <text:p>}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